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2"/>
        <table:table-row table:style-name="ro2"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Code Postal</text:p>
          </table:table-cell>
        </table:table-row>
        <table:table-row table:style-name="ro2">
          <table:table-cell office:value-type="string" calcext:value-type="string">
            <text:p>Bordeaux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2">
          <table:table-cell office:value-type="string" calcext:value-type="string">
            <text:p>Auch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2">
          <table:table-cell office:value-type="string" calcext:value-type="string">
            <text:p>Muret</text:p>
          </table:table-cell>
          <table:table-cell office:value-type="float" office:value="31600" calcext:value-type="float">
            <text:p>31600</text:p>
          </table:table-cell>
        </table:table-row>
        <table:table-row table:style-name="ro2">
          <table:table-cell office:value-type="string" calcext:value-type="string">
            <text:p>Dax</text:p>
          </table:table-cell>
          <table:table-cell office:value-type="float" office:value="40100" calcext:value-type="float">
            <text:p>40100</text:p>
          </table:table-cell>
        </table:table-row>
        <table:table-row table:style-name="ro2">
          <table:table-cell office:value-type="string" calcext:value-type="string">
            <text:p>Bayonne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2">
          <table:table-cell office:value-type="string" calcext:value-type="string">
            <text:p>Orthez</text:p>
          </table:table-cell>
          <table:table-cell office:value-type="float" office:value="64300" calcext:value-type="float">
            <text:p>64300</text:p>
          </table:table-cell>
        </table:table-row>
        <table:table-row table:style-name="ro3">
          <table:table-cell table:formula="of:=CONCATENATE(LEFT([.A2];3);RIGHT([.A6];2))" office:value-type="string" office:string-value="Borne" calcext:value-type="string">
            <text:p>Borne</text:p>
          </table:table-cell>
          <table:table-cell table:formula="of:=(INDEX(CP;4;2)+INDEX(CP;10;2))/2-INDEX(CP;9;2)/13" office:value-type="float" office:value="43350" calcext:value-type="float">
            <text:p>43350</text:p>
          </table:table-cell>
        </table:table-row>
        <table:table-row table:style-name="ro2">
          <table:table-cell office:value-type="string" calcext:value-type="string">
            <text:p>Tarbes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2">
          <table:table-cell office:value-type="string" calcext:value-type="string">
            <text:p>Lourdes</text:p>
          </table:table-cell>
          <table:table-cell office:value-type="float" office:value="65100" calcext:value-type="float">
            <text:p>65100</text:p>
          </table:table-cell>
        </table:table-row>
        <table:table-row table:style-name="ro2">
          <table:table-cell office:value-type="string" calcext:value-type="string">
            <text:p>Oloron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2">
          <table:table-cell office:value-type="string" calcext:value-type="string">
            <text:p>Toulouse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2">
          <table:table-cell office:value-type="string" calcext:value-type="string">
            <text:p>Agen</text:p>
          </table:table-cell>
          <table:table-cell office:value-type="float" office:value="47000" calcext:value-type="float">
            <text:p>4700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CP" table:base-cell-address="$Feuille1.$B$13" table:cell-range-address="$Feuille1.$A$1:.$B$13"/>
        <table:named-range table:name="lecp" table:base-cell-address="$Feuille1.$B$8" table:cell-range-address="$Feuille1.$B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000" number:language="fr" number:country="FR">
      <number:number number:min-integer-digits="1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5:35:48.2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0-09T10:49:11</meta:creation-date>
    <dc:date>2024-01-22T15:36:15.312000000</dc:date>
    <meta:editing-duration>PT11M39S</meta:editing-duration>
    <meta:editing-cycles>8</meta:editing-cycles>
    <meta:generator>LibreOffice/7.5.4.2$Windows_X86_64 LibreOffice_project/36ccfdc35048b057fd9854c757a8b67ec53977b6</meta:generator>
    <meta:document-statistic meta:table-count="3" meta:cell-count="26" meta:object-count="0"/>
  </office:meta>
</office:document-meta>
</file>